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ncipalMethodArgumentResolver.supportsParameter( MethodParameter parame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ethodArgumentResolver.PrincipalMethodArgumentResolver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ncipalMethodArgumentResolver.resolveArgument( MethodParameter parameter , BindingContext context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